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808080" draw:marker-start-width="0.252cm" draw:marker-end-width="0.252cm" draw:fill-color="#ffffff" draw:textarea-horizontal-align="justify" draw:textarea-vertical-align="middle" draw:auto-grow-height="false" fo:min-height="13.15cm" fo:min-width="8.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808080" draw:marker-start-width="0.252cm" draw:marker-end-width="0.252cm" draw:fill-color="#ffffff" draw:textarea-horizontal-align="justify" draw:textarea-vertical-align="middle" draw:auto-grow-height="false" fo:min-height="11.15cm" fo:min-width="9.5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09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55cm" fo:min-width="2.3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15cm" fo:min-width="2.7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3.75cm" fo:min-width="6.7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cm" fo:min-width="6.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.375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.02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5cm" fo:min-width="6.1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45cm" fo:min-width="6.3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75cm" fo:min-width="6.3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05cm" fo:min-width="4.05cm"/>
    </style:style>
    <style:style style:name="gr14" style:family="graphic" style:parent-style-name="standard">
      <style:graphic-properties draw:stroke="none" svg:stroke-color="#000000" draw:fill="none" draw:fill-color="#000000" draw:auto-grow-height="true" draw:auto-grow-width="false" fo:max-height="0cm" fo:min-height="0.71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000000" draw:auto-grow-height="true" draw:auto-grow-width="false" fo:max-height="0cm" fo:min-height="0.357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3.666cm"/>
    </style:style>
    <style:style style:name="gr17" style:family="graphic" style:parent-style-name="standard">
      <style:graphic-properties draw:stroke="dash" draw:stroke-dash="Long_20_Dot" svg:stroke-width="0.035cm" svg:stroke-color="#ff0000" draw:marker-start="Line_20_Arrow" draw:marker-start-width="0.252cm" draw:marker-end-width="0.252cm" draw:fill-color="#ffffff" draw:opacity="0%" draw:textarea-horizontal-align="justify" draw:textarea-vertical-align="middle" draw:auto-grow-height="false" fo:min-height="3.95cm" fo:min-width="7.3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0.442cm"/>
      <style:paragraph-properties style:writing-mode="lr-tb"/>
    </style:style>
    <style:style style:name="gr19" style:family="graphic" style:parent-style-name="standard">
      <style:graphic-properties draw:stroke="dash" draw:stroke-dash="Long_20_Dot" svg:stroke-width="0.053cm" svg:stroke-color="#412a99" draw:marker-start="Line_20_Arrow" draw:marker-start-width="0.279cm" draw:marker-end-width="0.279cm" draw:fill-color="#ffffff" draw:opacity="0%" draw:textarea-horizontal-align="justify" draw:textarea-vertical-align="middle" draw:auto-grow-height="false" fo:min-height="1.716cm" fo:min-width="16.666cm" fo:padding-top="0.151cm" fo:padding-bottom="0.151cm" fo:padding-left="0.276cm" fo:padding-right="0.276cm"/>
    </style:style>
    <style:style style:name="gr20" style:family="graphic" style:parent-style-name="standard">
      <style:graphic-properties draw:stroke="none" draw:fill="none" fo:min-height="0.768cm"/>
      <style:paragraph-properties style:writing-mode="lr-tb"/>
    </style:style>
    <style:style style:name="gr21" style:family="graphic" style:parent-style-name="standard">
      <style:graphic-properties draw:stroke="dash" draw:stroke-dash="Long_20_Dot" svg:stroke-width="0.053cm" svg:stroke-color="#800080" draw:marker-start="Line_20_Arrow" draw:marker-start-width="0.279cm" draw:marker-end-width="0.279cm" draw:fill-color="#ffffff" draw:opacity="0%" draw:textarea-horizontal-align="justify" draw:textarea-vertical-align="middle" draw:auto-grow-height="false" fo:min-height="2.498cm" fo:min-width="20.248cm" fo:padding-top="0.151cm" fo:padding-bottom="0.151cm" fo:padding-left="0.276cm" fo:padding-right="0.276cm"/>
    </style:style>
    <style:style style:name="gr22" style:family="graphic" style:parent-style-name="standard">
      <style:graphic-properties draw:stroke="dash" draw:stroke-dash="Long_20_Dot" svg:stroke-width="0.053cm" svg:stroke-color="#069a2e" draw:marker-start="Line_20_Arrow" draw:marker-start-width="0.279cm" draw:marker-end-width="0.279cm" draw:fill-color="#ffffff" draw:opacity="0%" draw:textarea-horizontal-align="justify" draw:textarea-vertical-align="middle" draw:auto-grow-height="false" fo:min-height="4.098cm" fo:min-width="20.248cm" fo:padding-top="0.151cm" fo:padding-bottom="0.151cm" fo:padding-left="0.276cm" fo:padding-right="0.276cm"/>
    </style:style>
    <style:style style:name="gr23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-color="#ffffff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="none" draw:fill-color="#000000"/>
      <style:paragraph-properties fo:text-align="center" style:writing-mode="lr-tb"/>
      <style:text-properties fo:color="#ff0000" fo:font-size="7pt" style:font-size-asian="7pt" style:font-size-complex="7pt"/>
    </style:style>
    <style:style style:name="P9" style:family="paragraph">
      <loext:graphic-properties draw:fill-color="#ffffff" draw:opacity="0%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ff0000" fo:font-size="15pt" style:font-size-asian="15pt" style:font-size-complex="15pt"/>
    </style:style>
    <style:style style:name="P11" style:family="paragraph">
      <loext:graphic-properties draw:fill="none"/>
      <style:paragraph-properties style:writing-mode="lr-tb"/>
      <style:text-properties fo:color="#412a99"/>
    </style:style>
    <style:style style:name="P12" style:family="paragraph">
      <loext:graphic-properties draw:fill="none"/>
      <style:paragraph-properties style:writing-mode="lr-tb"/>
      <style:text-properties fo:color="#069a2e"/>
    </style:style>
    <style:style style:name="P13" style:family="paragraph">
      <loext:graphic-properties draw:fill="none"/>
      <style:paragraph-properties style:writing-mode="lr-tb"/>
      <style:text-properties fo:color="#800080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ff0000" fo:font-size="7pt" style:font-size-asian="7pt" style:font-size-complex="7pt"/>
    </style:style>
    <style:style style:name="T5" style:family="text">
      <style:text-properties fo:color="#ff0000" fo:font-size="15pt" style:font-size-asian="15pt" style:font-size-complex="15pt"/>
    </style:style>
    <style:style style:name="T6" style:family="text">
      <style:text-properties fo:color="#412a99" fo:font-size="15pt" style:font-size-asian="15pt" style:font-size-complex="15pt"/>
    </style:style>
    <style:style style:name="T7" style:family="text">
      <style:text-properties fo:color="#069a2e" fo:font-size="15pt" style:font-size-asian="15pt" style:font-size-complex="15pt"/>
    </style:style>
    <style:style style:name="T8" style:family="text">
      <style:text-properties fo:color="#80008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custom-shape draw:style-name="gr1" draw:text-style-name="P1" draw:layer="layout" svg:width="9cm" svg:height="13.4cm" svg:x="4.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11.4cm" svg:x="16.6cm" svg:y="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cm" svg:height="0.759cm" svg:x="6.1cm" svg:y="1.241cm">
          <draw:text-box>
            <text:p text:style-name="P2"><text:span text:style-name="T1">Computer</text:span></text:p>
          </draw:text-box>
        </draw:frame>
        <draw:frame draw:style-name="gr3" draw:text-style-name="P3" draw:layer="layout" svg:width="5cm" svg:height="0.759cm" svg:x="19.2cm" svg:y="3.041cm">
          <draw:text-box>
            <text:p text:style-name="P2"><text:span text:style-name="T1">Processor</text:span></text:p>
          </draw:text-box>
        </draw:frame>
        <draw:custom-shape draw:style-name="gr4" draw:text-style-name="P5" draw:layer="layout" svg:width="2.8cm" svg:height="0.8cm" svg:x="4.9cm" svg:y="2.2cm">
          <text:p text:style-name="P4"><text:span text:style-name="T1">Source.c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2cm" svg:height="1.4cm" svg:x="8.9cm" svg:y="2.2cm">
          <text:p text:style-name="P4"><text:span text:style-name="T1">Cross Compiler</text:span></text:p>
          <text:p text:style-name="P4"><text:span text:style-name="T1">And link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2cm" svg:height="1.4cm" svg:x="8.9cm" svg:y="4.4cm">
          <text:p text:style-name="P4"><text:span text:style-name="T1">Object file </text:span></text:p>
          <text:p text:style-name="P4"><text:span text:style-name="T1">for processo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2cm" svg:height="4cm" svg:x="4.9cm" svg:y="6.7cm">
          <text:p text:style-name="P4"><text:span text:style-name="T2">Cross Debugger</text:span></text:p>
          <text:p text:style-name="P4"><text:span text:style-name="T1"/></text:p>
          <text:p text:style-name="P4"><text:span text:style-name="T1">-Stop and step through code</text:span></text:p>
          <text:p text:style-name="P4"><text:span text:style-name="T1">-Look variable</text:span></text:p>
          <text:p text:style-name="P4"><text:span text:style-name="T1">-Reset Processor</text:span></text:p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2cm" svg:height="0.8cm" svg:x="4.9cm" svg:y="12cm">
          <text:p text:style-name="P6"><text:span text:style-name="T3">Serial Port Terminal 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cm" svg:height="0.4cm" svg:x="7.8cm" svg:y="2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0.6cm" svg:height="0.4cm" draw:transform="rotate (-1.5707963267949) translate (10.6cm 3.7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5" draw:layer="layout" svg:width="6.6cm" svg:height="0.8cm" svg:x="18.3cm" svg:y="4.6cm">
          <text:p text:style-name="P4"><text:span text:style-name="T1">Code spac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6.8cm" svg:height="2.7cm" svg:x="18.2cm" svg:y="7.1cm">
          <text:p text:style-name="P6"><text:span text:style-name="T3">HW support for debugging</text:span></text:p>
          <text:p text:style-name="P6"><text:span text:style-name="T3">(limited resource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6.8cm" svg:height="2cm" svg:x="18.2cm" svg:y="11.4cm">
          <text:p text:style-name="P6"><text:span text:style-name="T3">Running SW Outputs</text:span></text:p>
          <text:p text:style-name="P6"><text:span text:style-name="T3">Debug Messag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2cm" svg:height="0.6cm" svg:x="12.8cm" svg:y="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8" draw:layer="layout" svg:width="2.6cm" svg:height="0.963cm" svg:x="13.7cm" svg:y="4cm">
          <draw:text-box>
            <text:p text:style-name="P2"><text:span text:style-name="T4">Load Code</text:span></text:p>
            <text:p text:style-name="P2"><text:span text:style-name="T4"><text:s/></text:span><text:span text:style-name="T4">t o Processor</text:span></text:p>
          </draw:text-box>
        </draw:frame>
        <draw:custom-shape draw:style-name="gr13" draw:text-style-name="P1" draw:layer="layout" svg:width="5.2cm" svg:height="0.6cm" draw:transform="rotate (-3.14159265358979) translate (17.8cm 8.39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8" draw:layer="layout" svg:width="2.6cm" svg:height="0.607cm" svg:x="13.8cm" svg:y="7.4cm">
          <draw:text-box>
            <text:p text:style-name="P2"><text:span text:style-name="T4">JTAG</text:span></text:p>
          </draw:text-box>
        </draw:frame>
        <draw:custom-shape draw:style-name="gr16" draw:text-style-name="P1" draw:layer="layout" svg:width="5.2cm" svg:height="0.8cm" svg:x="12.6cm" svg:y="1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8" draw:layer="layout" svg:width="2.6cm" svg:height="0.607cm" svg:x="13.8cm" svg:y="11.593cm">
          <draw:text-box>
            <text:p text:style-name="P2"><text:span text:style-name="T4">Serial </text:span></text:p>
          </draw:text-box>
        </draw:frame>
        <draw:custom-shape draw:style-name="gr17" draw:text-style-name="P9" draw:layer="layout" svg:width="7.8cm" svg:height="4.2cm" svg:x="4.6cm" svg:y="2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0.942cm" svg:height="1.017cm" svg:x="4.3cm" svg:y="1.183cm">
          <draw:text-box>
            <text:p><text:span text:style-name="T5">1.</text:span></text:p>
          </draw:text-box>
        </draw:frame>
        <draw:custom-shape draw:style-name="gr19" draw:text-style-name="P9" draw:layer="layout" svg:width="17.2cm" svg:height="2cm" svg:x="8.2cm" svg:y="4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0.942cm" svg:height="1.018cm" svg:x="14.658cm" svg:y="2.982cm">
          <draw:text-box>
            <text:p><text:span text:style-name="T6">2.</text:span></text:p>
          </draw:text-box>
        </draw:frame>
        <draw:custom-shape draw:style-name="gr21" draw:text-style-name="P9" draw:layer="layout" svg:width="20.8cm" svg:height="2.8cm" svg:x="4.6cm" svg:y="11.2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0.942cm" svg:height="1.018cm" svg:x="3.458cm" svg:y="7.982cm">
          <draw:text-box>
            <text:p><text:span text:style-name="T7">3.</text:span></text:p>
          </draw:text-box>
        </draw:frame>
        <draw:custom-shape draw:style-name="gr22" draw:text-style-name="P9" draw:layer="layout" svg:width="20.8cm" svg:height="4.4cm" svg:x="4.6cm" svg:y="6.4cm">
          <text:p/>
          <draw:enhanced-geometry svg:viewBox="0 0 21600 21600" draw:type="rectangle" draw:enhanced-path="M 0 0 L 21600 0 21600 21600 0 21600 0 0 Z N"/>
        </draw:custom-shape>
        <draw:frame draw:style-name="gr20" draw:text-style-name="P13" draw:layer="layout" svg:width="0.942cm" svg:height="1.018cm" svg:x="3.458cm" svg:y="12cm">
          <draw:text-box>
            <text:p><text:span text:style-name="T8">4.</text:span></text:p>
          </draw:text-box>
        </draw:fram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7T15:52:31.934216502</meta:creation-date>
    <dc:date>2021-05-07T16:50:40.714188687</dc:date>
    <meta:editing-duration>PT2M9S</meta:editing-duration>
    <meta:editing-cycles>2</meta:editing-cycles>
    <meta:generator>LibreOffice/6.4.6.2$Linux_X86_64 LibreOffice_project/40$Build-2</meta:generator>
    <meta:document-statistic meta:object-count="51"/>
  </office:meta>
</office:document-meta>
</file>